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19"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4"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7"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8"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29"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30"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31"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32"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33"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34"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35"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36"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37"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38"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39"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40"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41"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42"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43"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44"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45"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46"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47"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48" style:family="paragraph" style:parent-style-name="Standard">
      <style:text-properties style:text-position="0% 100%" fo:language="it" fo:country="IT" fo:font-weight="normal" officeooo:rsid="0018412a" officeooo:paragraph-rsid="0018412a" style:font-weight-asian="normal" style:font-weight-complex="normal"/>
    </style:style>
    <style:style style:name="P49"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50"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51"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52"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P53" style:family="paragraph" style:parent-style-name="Standard" style:list-style-name="L1">
      <style:text-properties fo:language="it" fo:country="IT" fo:font-weight="normal" officeooo:rsid="00138026" officeooo:paragraph-rsid="00118f3b" style:font-weight-asian="normal" style:font-weight-complex="normal"/>
    </style:style>
    <style:style style:name="P54" style:family="paragraph" style:parent-style-name="Standard" style:list-style-name="L2">
      <style:text-properties fo:language="it" fo:country="IT" fo:font-weight="normal" officeooo:rsid="00151137" officeooo:paragraph-rsid="00151137" style:font-weight-asian="normal" style:font-weight-complex="normal"/>
    </style:style>
    <style:style style:name="P55" style:family="paragraph" style:parent-style-name="Standard" style:list-style-name="L3">
      <style:text-properties fo:language="it" fo:country="IT" fo:font-weight="normal" officeooo:rsid="00151137" officeooo:paragraph-rsid="00166355" style:font-weight-asian="normal" style:font-weight-complex="normal"/>
    </style:style>
    <style:style style:name="P56" style:family="paragraph" style:parent-style-name="Standard" style:list-style-name="L4">
      <style:text-properties fo:language="it" fo:country="IT" fo:font-weight="bold" officeooo:rsid="0018412a" officeooo:paragraph-rsid="0018412a" style:font-weight-asian="bold" style:font-weight-complex="bold"/>
    </style:style>
    <style:style style:name="P57"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58"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59"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60"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61"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62"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63"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64"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65"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66"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67"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68"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69"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70"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71"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72"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73"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74"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75"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76"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77"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78"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79"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80" style:family="paragraph" style:parent-style-name="Text_20_body" style:list-style-name="L26">
      <style:text-properties fo:font-size="12pt" fo:language="it" fo:country="IT" fo:font-weight="normal" officeooo:rsid="0030c02f" officeooo:paragraph-rsid="0030c02f" style:font-size-asian="10.5pt" style:font-weight-asian="normal" style:font-size-complex="12pt" style:font-weight-complex="normal"/>
    </style:style>
    <style:style style:name="P81"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82"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83"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84" style:family="paragraph" style:parent-style-name="Text_20_body">
      <style:text-properties fo:font-size="12pt" fo:language="it" fo:country="IT" fo:font-weight="normal" officeooo:rsid="003994f7" officeooo:paragraph-rsid="003994f7" style:font-size-asian="10.5pt" style:font-weight-asian="normal" style:font-size-complex="12pt" style:font-weight-complex="normal"/>
    </style:style>
    <style:style style:name="P85" style:family="paragraph" style:parent-style-name="Text_20_body" style:list-style-name="L28">
      <style:text-properties fo:font-size="12pt" fo:language="it" fo:country="IT" fo:font-weight="normal" officeooo:rsid="003994f7" officeooo:paragraph-rsid="003994f7" style:font-size-asian="10.5pt" style:font-weight-asian="normal" style:font-size-complex="12pt" style:font-weight-complex="normal"/>
    </style:style>
    <style:style style:name="P86"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87" style:family="paragraph" style:parent-style-name="Text_20_body" style:list-style-name="L29">
      <style:text-properties fo:font-size="12pt" fo:language="it" fo:country="IT" fo:font-weight="normal" officeooo:rsid="003b61d2" officeooo:paragraph-rsid="003b61d2" style:font-size-asian="10.5pt" style:font-weight-asian="normal" style:font-size-complex="12pt" style:font-weight-complex="normal"/>
    </style:style>
    <style:style style:name="P88" style:family="paragraph" style:parent-style-name="Text_20_body" style:list-style-name="L30">
      <style:text-properties fo:font-size="12pt" fo:language="it" fo:country="IT" fo:font-weight="normal" officeooo:rsid="003b61d2" officeooo:paragraph-rsid="003b61d2" style:font-size-asian="10.5pt" style:font-weight-asian="normal" style:font-size-complex="12pt" style:font-weight-complex="normal"/>
    </style:style>
    <style:style style:name="P89" style:family="paragraph" style:parent-style-name="Text_20_body">
      <style:text-properties fo:font-size="12pt" fo:language="it" fo:country="IT" fo:font-weight="normal" officeooo:rsid="003d0e13" officeooo:paragraph-rsid="003d0e13" style:font-size-asian="10.5pt" style:font-weight-asian="normal" style:font-size-complex="12pt" style:font-weight-complex="normal"/>
    </style:style>
    <style:style style:name="P90" style:family="paragraph" style:parent-style-name="Text_20_body" style:list-style-name="L31">
      <style:text-properties fo:font-size="12pt" fo:language="it" fo:country="IT" fo:font-weight="normal" officeooo:rsid="003d0e13" officeooo:paragraph-rsid="003d0e13" style:font-size-asian="10.5pt" style:font-weight-asian="normal" style:font-size-complex="12pt" style:font-weight-complex="normal"/>
    </style:style>
    <style:style style:name="P91" style:family="paragraph" style:parent-style-name="Text_20_body" style:list-style-name="L32">
      <style:text-properties fo:font-size="12pt" fo:language="it" fo:country="IT" fo:font-weight="normal" officeooo:rsid="003d0e13" officeooo:paragraph-rsid="003d0e13" style:font-size-asian="10.5pt" style:font-weight-asian="normal" style:font-size-complex="12pt" style:font-weight-complex="normal"/>
    </style:style>
    <style:style style:name="P92" style:family="paragraph" style:parent-style-name="Text_20_body">
      <style:text-properties fo:font-size="12pt" fo:language="it" fo:country="IT" fo:font-weight="normal" officeooo:rsid="003d13b7" officeooo:paragraph-rsid="003d13b7" style:font-size-asian="10.5pt" style:font-weight-asian="normal" style:font-size-complex="12pt" style:font-weight-complex="normal"/>
    </style:style>
    <style:style style:name="P93" style:family="paragraph" style:parent-style-name="Text_20_body" style:list-style-name="L33">
      <style:text-properties fo:font-size="12pt" fo:language="it" fo:country="IT" fo:font-weight="normal" officeooo:rsid="003d13b7" officeooo:paragraph-rsid="003d13b7" style:font-size-asian="10.5pt" style:font-weight-asian="normal" style:font-size-complex="12pt" style:font-weight-complex="normal"/>
    </style:style>
    <style:style style:name="P94" style:family="paragraph" style:parent-style-name="Text_20_body" style:list-style-name="L34">
      <style:text-properties fo:font-size="12pt" fo:language="it" fo:country="IT" fo:font-weight="normal" officeooo:rsid="003d13b7" officeooo:paragraph-rsid="003d13b7" style:font-size-asian="10.5pt" style:font-weight-asian="normal" style:font-size-complex="12pt" style:font-weight-complex="normal"/>
    </style:style>
    <style:style style:name="P95" style:family="paragraph" style:parent-style-name="Text_20_body">
      <style:text-properties fo:font-size="12pt" fo:language="it" fo:country="IT" fo:font-weight="normal" officeooo:rsid="004233a6" officeooo:paragraph-rsid="004233a6" style:font-size-asian="10.5pt" style:font-weight-asian="normal" style:font-size-complex="12pt" style:font-weight-complex="normal"/>
    </style:style>
    <style:style style:name="P96" style:family="paragraph" style:parent-style-name="Text_20_body">
      <style:text-properties fo:font-size="12pt" fo:language="it" fo:country="IT" fo:font-weight="normal" officeooo:rsid="0043a088" officeooo:paragraph-rsid="0043a088" style:font-size-asian="10.5pt" style:font-weight-asian="normal" style:font-size-complex="12pt" style:font-weight-complex="normal"/>
    </style:style>
    <style:style style:name="P97" style:family="paragraph" style:parent-style-name="Text_20_body">
      <style:text-properties fo:font-size="12pt" fo:language="it" fo:country="IT" fo:font-weight="normal" officeooo:rsid="0045551e" officeooo:paragraph-rsid="0045551e" style:font-size-asian="10.5pt" style:font-weight-asian="normal" style:font-size-complex="12pt" style:font-weight-complex="normal"/>
    </style:style>
    <style:style style:name="P98" style:family="paragraph" style:parent-style-name="Text_20_body" style:list-style-name="L39">
      <style:text-properties fo:font-size="12pt" fo:language="it" fo:country="IT" fo:font-weight="normal" officeooo:rsid="0045551e" officeooo:paragraph-rsid="0045551e" style:font-size-asian="10.5pt" style:font-weight-asian="normal" style:font-size-complex="12pt" style:font-weight-complex="normal"/>
    </style:style>
    <style:style style:name="P99" style:family="paragraph" style:parent-style-name="Text_20_body" style:list-style-name="L40">
      <style:text-properties fo:font-size="12pt" fo:language="it" fo:country="IT" fo:font-weight="normal" officeooo:rsid="0045551e" officeooo:paragraph-rsid="0045551e" style:font-size-asian="10.5pt" style:font-weight-asian="normal" style:font-size-complex="12pt" style:font-weight-complex="normal"/>
    </style:style>
    <style:style style:name="P100" style:family="paragraph" style:parent-style-name="Text_20_body">
      <style:text-properties fo:font-size="12pt" fo:language="it" fo:country="IT" fo:font-weight="normal" officeooo:rsid="00467331" officeooo:paragraph-rsid="00467331" style:font-size-asian="10.5pt" style:font-weight-asian="normal" style:font-size-complex="12pt" style:font-weight-complex="normal"/>
    </style:style>
    <style:style style:name="P101"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102"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103"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104"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105"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106" style:family="paragraph" style:parent-style-name="Text_20_body">
      <style:paragraph-properties fo:break-before="page"/>
      <style:text-properties fo:font-size="12pt" fo:language="it" fo:country="IT" fo:font-weight="bold" officeooo:rsid="003994f7" officeooo:paragraph-rsid="003994f7" style:font-size-asian="10.5pt" style:font-weight-asian="bold" style:font-size-complex="12pt" style:font-weight-complex="bold"/>
    </style:style>
    <style:style style:name="P107" style:family="paragraph" style:parent-style-name="Text_20_body" style:list-style-name="L30">
      <style:text-properties fo:font-size="12pt" fo:language="it" fo:country="IT" fo:font-weight="bold" officeooo:rsid="003b61d2" officeooo:paragraph-rsid="003b61d2" style:font-size-asian="10.5pt" style:font-weight-asian="bold" style:font-size-complex="12pt" style:font-weight-complex="bold"/>
    </style:style>
    <style:style style:name="P108" style:family="paragraph" style:parent-style-name="Text_20_body">
      <style:text-properties fo:font-size="12pt" fo:language="it" fo:country="IT" fo:font-weight="bold" officeooo:rsid="003b61d2" officeooo:paragraph-rsid="003b61d2" style:font-size-asian="10.5pt" style:font-weight-asian="bold" style:font-size-complex="12pt" style:font-weight-complex="bold"/>
    </style:style>
    <style:style style:name="P109" style:family="paragraph" style:parent-style-name="Text_20_body">
      <style:text-properties fo:font-size="12pt" fo:language="it" fo:country="IT" fo:font-weight="bold" officeooo:rsid="003d0e13" officeooo:paragraph-rsid="003d0e13" style:font-size-asian="10.5pt" style:font-weight-asian="bold" style:font-size-complex="12pt" style:font-weight-complex="bold"/>
    </style:style>
    <style:style style:name="P110" style:family="paragraph" style:parent-style-name="Text_20_body">
      <style:paragraph-properties fo:break-before="page"/>
      <style:text-properties fo:font-size="12pt" fo:language="it" fo:country="IT" fo:font-weight="bold" officeooo:rsid="003d0e13" officeooo:paragraph-rsid="003d0e13" style:font-size-asian="10.5pt" style:font-weight-asian="bold" style:font-size-complex="12pt" style:font-weight-complex="bold"/>
    </style:style>
    <style:style style:name="P111" style:family="paragraph" style:parent-style-name="Text_20_body">
      <style:text-properties fo:font-size="12pt" fo:language="it" fo:country="IT" fo:font-weight="bold" officeooo:rsid="003d13b7" officeooo:paragraph-rsid="003d13b7" style:font-size-asian="10.5pt" style:font-weight-asian="bold" style:font-size-complex="12pt" style:font-weight-complex="bold"/>
    </style:style>
    <style:style style:name="P112" style:family="paragraph" style:parent-style-name="Text_20_body">
      <style:text-properties fo:font-size="12pt" fo:language="it" fo:country="IT" fo:font-weight="bold" officeooo:rsid="003e45bb" officeooo:paragraph-rsid="003e45bb" style:font-size-asian="10.5pt" style:font-weight-asian="bold" style:font-size-complex="12pt" style:font-weight-complex="bold"/>
    </style:style>
    <style:style style:name="P113" style:family="paragraph" style:parent-style-name="Text_20_body" style:list-style-name="L35">
      <style:text-properties fo:font-size="12pt" fo:language="it" fo:country="IT" fo:font-weight="bold" officeooo:rsid="003e45bb" officeooo:paragraph-rsid="003e45bb" style:font-size-asian="10.5pt" style:font-weight-asian="bold" style:font-size-complex="12pt" style:font-weight-complex="bold"/>
    </style:style>
    <style:style style:name="P114" style:family="paragraph" style:parent-style-name="Text_20_body" style:list-style-name="L36">
      <style:text-properties fo:font-size="12pt" fo:language="it" fo:country="IT" fo:font-weight="bold" officeooo:rsid="003e45bb" officeooo:paragraph-rsid="003e45bb" style:font-size-asian="10.5pt" style:font-weight-asian="bold" style:font-size-complex="12pt" style:font-weight-complex="bold"/>
    </style:style>
    <style:style style:name="P115" style:family="paragraph" style:parent-style-name="Text_20_body">
      <style:text-properties fo:font-size="12pt" fo:language="it" fo:country="IT" fo:font-weight="bold" officeooo:rsid="003f4250" officeooo:paragraph-rsid="003f4250" style:font-size-asian="10.5pt" style:font-weight-asian="bold" style:font-size-complex="12pt" style:font-weight-complex="bold"/>
    </style:style>
    <style:style style:name="P116" style:family="paragraph" style:parent-style-name="Text_20_body" style:list-style-name="L37">
      <style:text-properties fo:font-size="12pt" fo:language="it" fo:country="IT" fo:font-weight="bold" officeooo:rsid="003f4250" officeooo:paragraph-rsid="003f4250" style:font-size-asian="10.5pt" style:font-weight-asian="bold" style:font-size-complex="12pt" style:font-weight-complex="bold"/>
    </style:style>
    <style:style style:name="P117" style:family="paragraph" style:parent-style-name="Text_20_body">
      <style:text-properties fo:font-size="12pt" fo:language="it" fo:country="IT" fo:font-weight="bold" officeooo:rsid="00410912" officeooo:paragraph-rsid="00410912" style:font-size-asian="10.5pt" style:font-weight-asian="bold" style:font-size-complex="12pt" style:font-weight-complex="bold"/>
    </style:style>
    <style:style style:name="P118" style:family="paragraph" style:parent-style-name="Text_20_body" style:list-style-name="L38">
      <style:text-properties fo:font-size="12pt" fo:language="it" fo:country="IT" fo:font-weight="bold" officeooo:rsid="00410912" officeooo:paragraph-rsid="00410912" style:font-size-asian="10.5pt" style:font-weight-asian="bold" style:font-size-complex="12pt" style:font-weight-complex="bold"/>
    </style:style>
    <style:style style:name="P119" style:family="paragraph" style:parent-style-name="Text_20_body" style:list-style-name="L38">
      <style:text-properties fo:font-size="12pt" fo:language="it" fo:country="IT" fo:font-weight="bold" officeooo:rsid="00410912" officeooo:paragraph-rsid="004156a9" style:font-size-asian="10.5pt" style:font-weight-asian="bold" style:font-size-complex="12pt" style:font-weight-complex="bold"/>
    </style:style>
    <style:style style:name="P120" style:family="paragraph" style:parent-style-name="Text_20_body">
      <style:text-properties fo:font-size="12pt" fo:language="it" fo:country="IT" fo:font-weight="bold" officeooo:rsid="004233a6" officeooo:paragraph-rsid="004233a6" style:font-size-asian="10.5pt" style:font-weight-asian="bold" style:font-size-complex="12pt" style:font-weight-complex="bold"/>
    </style:style>
    <style:style style:name="P121" style:family="paragraph" style:parent-style-name="Text_20_body">
      <style:text-properties fo:font-size="12pt" fo:language="it" fo:country="IT" fo:font-weight="bold" officeooo:rsid="0045551e" officeooo:paragraph-rsid="0045551e" style:font-size-asian="10.5pt" style:font-weight-asian="bold" style:font-size-complex="12pt" style:font-weight-complex="bold"/>
    </style:style>
    <style:style style:name="P122" style:family="paragraph" style:parent-style-name="Text_20_body">
      <style:paragraph-properties fo:break-before="page"/>
      <style:text-properties fo:font-size="12pt" fo:language="it" fo:country="IT" fo:font-weight="bold" officeooo:rsid="00467331" officeooo:paragraph-rsid="00467331" style:font-size-asian="10.5pt" style:font-weight-asian="bold" style:font-size-complex="12pt" style:font-weight-complex="bold"/>
    </style:style>
    <style:style style:name="P123"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normal" officeooo:rsid="00410912" style:font-weight-asian="normal" style:font-weight-complex="normal"/>
    </style:style>
    <style:style style:name="T4" style:family="text">
      <style:text-properties fo:font-weight="normal" officeooo:rsid="004156a9"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247f" style:font-weight-asian="bold" style:font-weight-complex="bold"/>
    </style:style>
    <style:style style:name="T7" style:family="text">
      <style:text-properties officeooo:rsid="00166355"/>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style:text-position="0% 100%"/>
    </style:style>
    <style:style style:name="T11" style:family="text">
      <style:text-properties style:text-position="0% 100%" fo:font-weight="normal" style:font-weight-asian="normal" style:font-weight-complex="normal"/>
    </style:style>
    <style:style style:name="T12" style:family="text">
      <style:text-properties officeooo:rsid="001b247f"/>
    </style:style>
    <style:style style:name="T13" style:family="text">
      <style:text-properties officeooo:rsid="001e72a2"/>
    </style:style>
    <style:style style:name="T14" style:family="text">
      <style:text-properties officeooo:rsid="0026597e"/>
    </style:style>
    <style:style style:name="T15" style:family="text">
      <style:text-properties officeooo:rsid="002b63aa"/>
    </style:style>
    <style:style style:name="T16" style:family="text">
      <style:text-properties officeooo:rsid="00327297"/>
    </style:style>
    <style:style style:name="T17" style:family="text">
      <style:text-properties officeooo:rsid="0035f31c"/>
    </style:style>
    <style:style style:name="T18" style:family="text">
      <style:text-properties officeooo:rsid="00360818"/>
    </style:style>
    <style:style style:name="T19" style:family="text">
      <style:text-properties style:text-position="super 58%" fo:font-weight="normal" style:font-weight-asian="normal" style:font-weight-complex="normal"/>
    </style:style>
    <style:style style:name="T20" style:family="text">
      <style:text-properties officeooo:rsid="003d13b7"/>
    </style:style>
    <style:style style:name="T21" style:family="text">
      <style:text-properties officeooo:rsid="0043c5fe"/>
    </style:style>
    <style:style style:name="T22" style:family="text">
      <style:text-properties officeooo:rsid="0045551e"/>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5">omeostasi.</text:span></text:p>
      <text:p text:style-name="P8">In condizioni di stress si parla di <text:span text:style-name="T5">compenso.</text:span></text:p>
      <text:p text:style-name="P8">Nel caso in cui il compenso non sia sufficiente si parla allora di <text:span text:style-name="T5">scompenso.</text:span></text:p>
      <text:list text:style-name="L1">
        <text:list-item>
          <text:p text:style-name="P53">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5">meccanismi di compenso.</text:span></text:p>
      <text:p text:style-name="P1"/>
      <text:p text:style-name="P8">Circuiti stimolo-risposta (feedback negativo):</text:p>
      <text:list text:style-name="L2">
        <text:list-item>
          <text:p text:style-name="P54">Lo stimolo attiva un sistema di ricezione (percepisce che c’è stato un cambiamento).</text:p>
        </text:list-item>
        <text:list-item>
          <text:p text:style-name="P54">Centri di integrazione valutano l’intensità dello stimolo ed elaborano una risposta.</text:p>
        </text:list-item>
        <text:list-item>
          <text:p text:style-name="P54">Centri effettori provvedono a correggere le modificazioni.</text:p>
        </text:list-item>
      </text:list>
      <text:p text:style-name="P8">Meccanismi di compenso:</text:p>
      <text:list text:style-name="L3">
        <text:list-item>
          <text:p text:style-name="P55">Regolazione delle variabili fisiologiche.</text:p>
        </text:list-item>
        <text:list-item>
          <text:p text:style-name="P55"><text:span text:style-name="T7">D</text:span>egradazione o sintesi di proteine.</text:p>
        </text:list-item>
        <text:list-item>
          <text:p text:style-name="P55"><text:span text:style-name="T7">U</text:span>tilizzo di riserve metaboliche.</text:p>
        </text:list-item>
        <text:list-item>
          <text:p text:style-name="P55"><text:span text:style-name="T7">P</text:span>roduzione di energia.</text:p>
        </text:list-item>
      </text:list>
      <text:p text:style-name="P8">Segnali a retroazione negativa:</text:p>
      <text:list text:style-name="L4">
        <text:list-item>
          <text:p text:style-name="P56"><text:span text:style-name="T1">Aumento dell CO</text:span><text:span text:style-name="T9">2 </text:span><text:span text:style-name="T11">stimola appositi recettori.</text:span></text:p>
        </text:list-item>
        <text:list-item>
          <text:p text:style-name="P57">I centri di controllo ricevono il segnale e si attivano.</text:p>
        </text:list-item>
        <text:list-item>
          <text:p text:style-name="P57">Aumento della frequenza respiratoria.</text:p>
        </text:list-item>
        <text:list-item>
          <text:p text:style-name="P56"><text:span text:style-name="T11">Abbassamento della concentrazione di CO</text:span><text:span text:style-name="T9">2</text:span><text:span text:style-name="T11">.</text:span></text:p>
        </text:list-item>
        <text:list-item>
          <text:p text:style-name="P57">Fine del meccanismo di compenso e ritorno alle condizioni di riposo.</text:p>
        </text:list-item>
      </text:list>
      <text:p text:style-name="P4">Esempio: circuiti per la regolazione della glicemia.</text:p>
      <text:p text:style-name="P48"/>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
      <text:p text:style-name="P2"/>
      <text:p text:style-name="P12">Fisiopatologia del Cuore</text:p>
      <text:p text:style-name="P10">Malformazioni congenite:</text:p>
      <text:p text:style-name="P2"><text:span text:style-name="T5">Pervietà del dotto arterioso:</text:span> sangue dall’aorta va in arteria polmonare, <text:span text:style-name="T12">ipertensione polmonare, disturbi nell’ossigenazione del sangue, ipertrofia, scompenso cardiaco a volte già in età infantile.</text:span></text:p>
      <text:p text:style-name="P2"><text:span text:style-name="T5">Pervietà del forame ovale </text:span><text:span text:style-name="T6">(difetti del setto interatriale)</text:span><text:span text:style-name="T5">:</text:span> Passaggio di sangue dall’atrio sinistro all’atrio destro, <text:span text:style-name="T12">sovraccarico del cuore destro e del circolo polmonare, scompenso cardiaco destro in età giovanile-adulta</text:span>.</text:p>
      <text:p text:style-name="P3"><text:span text:style-name="T5">Difetti del setto interariale:</text:span> Deflusso di sangue dal ventricolo sinistro al destro, quadro vicino a quanto detto per il dotto arterioso.</text:p>
      <text:p text:style-name="P3"><text:span text:style-name="T5">Stenosi della valvola polmonare:</text:span> sovraccarico di lavoro per il ventricolo destro, ipertrofia precoce, scompenso cardiaco destro.</text:p>
      <text:p text:style-name="P3"><text:span text:style-name="T5">Stenosi della valvola aortica:</text:span> ipertrofia del ventricolo sinistro, può rimanere asintomatica fino all’età adulta, sintomi: ipotensione cronica, lipotimia.</text:p>
      <text:p text:style-name="P3"><text:span text:style-name="T5">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58">Ipertrofia dell’atrio sinistro.</text:p>
        </text:list-item>
        <text:list-item>
          <text:p text:style-name="P58">Aumento della pressione atriale sinistra.</text:p>
        </text:list-item>
        <text:list-item>
          <text:p text:style-name="P58">Aumento della pressione nel circolo polmonare.</text:p>
        </text:list-item>
        <text:list-item>
          <text:p text:style-name="P58">Aumento di pressione nel ventricolo destro.</text:p>
        </text:list-item>
        <text:list-item>
          <text:p text:style-name="P58">Ipertensione del ventricolo destro.</text:p>
        </text:list-item>
      </text:list>
      <text:p text:style-name="P7">Insufficienza aortica:<text:span text:style-name="T1"> vedi slide.</text:span></text:p>
      <text:p text:style-name="P7">Stenosi mitralica: </text:p>
      <text:list text:style-name="L6">
        <text:list-item>
          <text:p text:style-name="P59">Aumento della pressione nell’atrio sinistro.</text:p>
        </text:list-item>
        <text:list-item>
          <text:p text:style-name="P59">Aumento della pressione nel circolo polmonare.</text:p>
        </text:list-item>
        <text:list-item>
          <text:p text:style-name="P59">Aumento della pressione nel ventricolo destro.</text:p>
        </text:list-item>
        <text:list-item>
          <text:p text:style-name="P59">Ipertrofia del ventricolo destro.</text:p>
        </text:list-item>
      </text:list>
      <text:p text:style-name="P7">Insufficienza mitralica:</text:p>
      <text:list text:style-name="L7">
        <text:list-item>
          <text:p text:style-name="P60">Rigurgito nell’atrio sinistro.</text:p>
        </text:list-item>
        <text:list-item>
          <text:p text:style-name="P60">Aumento di pressione in atrio sinistro.</text:p>
        </text:list-item>
        <text:list-item>
          <text:p text:style-name="P60">Ipertrofia dell’atrio sinistro.</text:p>
        </text:list-item>
        <text:list-item>
          <text:p text:style-name="P60">Se si scompensa andiamo anche nella stenosi quindi ipertrofia sinistra.</text:p>
        </text:list-item>
      </text:list>
      <text:p text:style-name="P10">Patologia Ischemica:</text:p>
      <text:p text:style-name="P31">Infarto in realtà è una necrosi coagulativa.</text:p>
      <text:p text:style-name="P31">Ischemia = insufficiente apporto di sangue, ossigeno e nutrienti rispetto alle richieste metaboliche (in questo caso del miocardio).</text:p>
      <text:p text:style-name="P19">Angina pectoris: <text:span text:style-name="T1">Dolore causato dalle sostanze fuoriuscite dai primi miocardiociti a morire in situazione di ischemia.</text:span></text:p>
      <text:p text:style-name="P32">Aumento di richiesta:</text:p>
      <text:list text:style-name="L8">
        <text:list-item>
          <text:p text:style-name="P61">Sforzi fisici.</text:p>
        </text:list-item>
        <text:list-item>
          <text:p text:style-name="P61">Ipertensione.</text:p>
        </text:list-item>
        <text:list-item>
          <text:p text:style-name="P61">Disfunzioni valvolari.</text:p>
        </text:list-item>
        <text:list-item>
          <text:p text:style-name="P61">Ipertrofia.</text:p>
        </text:list-item>
        <text:list-item>
          <text:p text:style-name="P61">Tutto quello che aumenta lo sforzo cardiaco.</text:p>
        </text:list-item>
      </text:list>
      <text:p text:style-name="P32"/>
      <text:p text:style-name="P20"><text:soft-page-break/><text:span text:style-name="T1">Ischemia:</text:span></text:p>
      <text:list text:style-name="L9">
        <text:list-item>
          <text:p text:style-name="P62">Aterosclerosi.</text:p>
        </text:list-item>
        <text:list-item>
          <text:p text:style-name="P62">Stenosi.</text:p>
        </text:list-item>
        <text:list-item>
          <text:p text:style-name="P62">Trombosi.</text:p>
        </text:list-item>
        <text:list-item>
          <text:p text:style-name="P62">Embolie.</text:p>
        </text:list-item>
      </text:list>
      <text:p text:style-name="P15">Scompenso cardiaco:</text:p>
      <text:p text:style-name="P32">Differenza tra insufficienza e scompenso minima, principalmente dipende dalla gravità.</text:p>
      <text:p text:style-name="P20">Scompenso cardiaco acuto: </text:p>
      <text:p text:style-name="P32">Danno cardiaco → diminuizione della massa cotnrattile → diminuizione della gittata cardiaca → attivaizone del sistema simpatico → aumento della frequenza, vasocostrizione → aumento della pressione → mantenimento della perfusione degli organi vitali.</text:p>
      <text:p text:style-name="P32"><text:span text:style-name="T13">Aumento della pressione → </text:span>Aumento della pressione nel circolo polmonare → trasudazione di liuidi negli spazi alveolari → riduzione degli spazi respiratori → dispnea, ipossia, cianosi.</text:p>
      <text:p text:style-name="P33">L’edema agli arti inferiori si presenta sia con lo scompenso sinistro che con lo scompenso destro.</text:p>
      <text:p text:style-name="P34">La fibrosi polmonare generalmente porta a morte entro 5 anni.</text:p>
      <text:p text:style-name="P34">Lo scompenso sinistro è più comune ed in al più 10 anni aumenta la pressione nei polmoni e si scompensa anche il cuore destro (scompenso congestizio).</text:p>
      <text:p text:style-name="P34">Spostando il tronco in avanti i muscoli trazionano la cassa toracica allargandola e aumentando leggermente lo spazio respiratorio. I pazienti che hanno difficoltà respiratorie tendono ad assumere posizione seduta inclinata in avanti.</text:p>
      <text:p text:style-name="P34">L’ansia aumenta il ritmo respiratorio, se si è costretti a respirare velocemente per problemi respiratori aumenta l’ansia.</text:p>
      <text:p text:style-name="P35">Altri sintomi: ridotta tolleranza allo sforzo fisico, gonfiore alle caviglie, aumento della pressione giugulare.</text:p>
      <text:p text:style-name="P35">Sintomo classificato da poco: <text:span text:style-name="T5">bendopnea</text:span> difficolta nella respirazione in posizione inclinata in avanti (es. legandosi le scarpe).</text:p>
      <text:p text:style-name="P21">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35">Sistema adrenergico: + contrattilità, ipertrofia miocardica, Effetti tossici sui miocardiociti.</text:p>
      <text:p text:style-name="P35">Angiotensina II: +ipertrofia miocardica. Alterazione dell’espressione genica delle proteine contrattili.</text:p>
      <text:p text:style-name="P21"><text:soft-page-break/><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35"/>
      <text:p text:style-name="P13">Edemi cardiaci:</text:p>
      <text:p text:style-name="P35">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5">edema.</text:span> Allo stesso tempo l’aumento della pressione venosa (causato anch’esso dall’insufficienza cardiaca) aumenta la trasudazione dai capillari contribuendo all’edema a sua volta.</text:p>
      <text:p text:style-name="P36">Segno caratteristico dell’edema da trasudazione è la lentezza nel ritorno alla forma normale in seguito a pressione con le dita (pitting).</text:p>
      <text:p text:style-name="P36"/>
      <text:p text:style-name="P37"/>
      <text:p text:style-name="P16">Fisiopatologia Generale del Rene:</text:p>
      <text:p text:style-name="P36">(introduzione sulla struttura del nefrone)</text:p>
      <text:p text:style-name="P38">L’endotelio dei capillari peritubulari prossimali produce <text:span text:style-name="T5">eritropoietina(EPO)</text:span> (insieme alla renina <text:span text:style-name="T15">e alla vitamina D3 </text:span><text:s/>costituiscono la secrezione endocrina del rene).</text:p>
      <text:list text:style-name="L10">
        <text:list-item>
          <text:p text:style-name="P63">Glomerulo: filtrazione.</text:p>
        </text:list-item>
        <text:list-item>
          <text:p text:style-name="P63">Apparato iuxtaglomerulare: renina.</text:p>
        </text:list-item>
        <text:list-item>
          <text:p text:style-name="P63">Endotelio peritubulare prossimale: EPO.</text:p>
        </text:list-item>
        <text:list-item>
          <text:p text:style-name="P63">Tubulo prossimale: Riassorbe acqua, calcio, potassio, fosfato, bicarbonato, glucosio, peptidi, aminoacidi. Elimina idrogenioni.</text:p>
        </text:list-item>
        <text:list-item>
          <text:p text:style-name="P63">Ansa di Henle: <text:span text:style-name="T14">Tratto discendente: riassorbimento di acqua. Tratto ascendente: riassorbimento di sodio e altri elettroliti.</text:span></text:p>
        </text:list-item>
        <text:list-item>
          <text:p text:style-name="P64">Tubulo contorto distale: Riassorbimento sodio e acqua.</text:p>
        </text:list-item>
        <text:list-item>
          <text:p text:style-name="P64">Dotto collettore: come tubulo distale.</text:p>
        </text:list-item>
      </text:list>
      <text:p text:style-name="P22">Funzioni del rene:</text:p>
      <text:list text:style-name="L11">
        <text:list-item>
          <text:p text:style-name="P65">Regolazione elettroliti.</text:p>
        </text:list-item>
        <text:list-item>
          <text:p text:style-name="P65">Regolazione volemia.</text:p>
        </text:list-item>
        <text:list-item>
          <text:p text:style-name="P65">Regolazione pressione arteriosa (volemia e sistema renina-angiotensina-aldosterone).</text:p>
        </text:list-item>
        <text:list-item>
          <text:p text:style-name="P65">Eliminazione urea, acido urico e farmaci.</text:p>
        </text:list-item>
        <text:list-item>
          <text:p text:style-name="P65">Secrezione ormoni (EPO, renina, <text:span text:style-name="T15">vitamina D3</text:span>).</text:p>
        </text:list-item>
      </text:list>
      <text:p text:style-name="P39">Per capire le patologie è utile separare le funzioni di glomerulo e tubuli.</text:p>
      <text:p text:style-name="P39">Glomerulo: filtra acqua e piccole molecole, no proteine. Apparato iuxtaglomerulare lì vicino produce renina.</text:p>
      <text:p text:style-name="P39">Tubuli: riassorbono metaboliti (glucosio, glutatione), elimina acidi (H+), riassorbe acqua ed elettroliti.</text:p>
      <text:p text:style-name="P39">Meccanismi patologici divisi in (solo qui, in clinica se ne fottono, però per fare le cose bene vanno capite bene):</text:p>
      <text:list text:style-name="L12">
        <text:list-item>
          <text:p text:style-name="P66"><text:span text:style-name="T5">Glomerulopatie:</text:span> interessano principalmente il glomerulo. Il punto critico per le glomerulopatie è la membrana di filtrazione.</text:p>
        </text:list-item>
        <text:list-item>
          <text:p text:style-name="P102">Tubulopatie.</text:p>
        </text:list-item>
      </text:list>
      <text:p text:style-name="P39"/>
      <text:p text:style-name="P23">Danno glomerulare: </text:p>
      <text:p text:style-name="P39">Meccanismi immuno-mediati: </text:p>
      <text:list text:style-name="L13">
        <text:list-item>
          <text:p text:style-name="P103"><text:soft-page-break/>Autoanticorpi<text:span text:style-name="T1"> contro le proteine della membrana basale glomerulare (autoantigeni + autoanticorpi = immunocomplessi).</text:span></text:p>
        </text:list-item>
        <text:list-item>
          <text:p text:style-name="P103">Antigeni da agente infettivo<text:span text:style-name="T1"> che si bloccano nella membrana di filtrazione e richiamano anticorpi. (Di nuovo intasamento da immunocomplessi).</text:span></text:p>
        </text:list-item>
        <text:list-item>
          <text:p text:style-name="P103">Antigeni solubili <text:span text:style-name="T1">legati ad anticorpi (immunocomplessi circolanti) che rimangono bloccati nella membrana.</text:span></text:p>
        </text:list-item>
      </text:list>
      <text:p text:style-name="P39">Gli immunocomplessi attivano il complemento e poi i neutrofili, attivazione del processo infiammatorio. I neutrofili attivati degranulano e fanno un casino grosso: la glomerulopatia.</text:p>
      <text:p text:style-name="P39">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3">Sintomi (sindrome nefritica)<text:span text:style-name="T1">: </text:span></text:p>
      <text:list text:style-name="L14">
        <text:list-item>
          <text:p text:style-name="P67">Oliguria (da cui deriva iperazotemia).</text:p>
        </text:list-item>
        <text:list-item>
          <text:p text:style-name="P67">Ipertensione.</text:p>
        </text:list-item>
        <text:list-item>
          <text:p text:style-name="P67">Edema periorbitale (nelle fasi iniziali della nefropatia l’edema si presenta prima nei tessuti più lassi).</text:p>
        </text:list-item>
      </text:list>
      <text:p text:style-name="P39">Se la situazione non si risolve la membrana basale si deteriora e si “sfonda”.</text:p>
      <text:p text:style-name="P23">Sintomi (sindrome nefrosica):</text:p>
      <text:list text:style-name="L15">
        <text:list-item>
          <text:p text:style-name="P68">Proteinuria (albuminuria).</text:p>
        </text:list-item>
        <text:list-item>
          <text:p text:style-name="P68">Ipoproteinemia.</text:p>
        </text:list-item>
        <text:list-item>
          <text:p text:style-name="P68">Edema generalizzato (la diminuizione di proteina fa diminuire la pressione oncotica nei capillari).</text:p>
        </text:list-item>
        <text:list-item>
          <text:p text:style-name="P68">Ipogammaglobulinemia → infezioni frequenti.</text:p>
        </text:list-item>
        <text:list-item>
          <text:p text:style-name="P68">Iperlipoproteinemia (causata dalla perdita di LDL, il fegato si accorge della loro diminuizione e ne sintetizza in eccesso), aumento di colesterolo e rischio di aterosclerosi.</text:p>
        </text:list-item>
        <text:list-item>
          <text:p text:style-name="P68">Perdita di antitrombina III → Ipercoagulabilità, causa problemi soprattutto in presenza di placche aterosclerotiche perché facilitano la formazione di trombi.</text:p>
        </text:list-item>
        <text:list-item>
          <text:p text:style-name="P68">Ipovolemia (dovuta a ridotta pressione osmotica del plasma), riduzione dell’afflusso ematico renale, attivazione di renina-aldosterone come detto per gli edemi cardiaci. Peggioramento dell’edema. (Effetto detto <text:span text:style-name="T5">spirale dell’edema</text:span>)</text:p>
        </text:list-item>
      </text:list>
      <text:p text:style-name="P39">(Suffissi: -ite, situazione acuta spesso risolvibile. -osi, situazione cronica grave, in questo caso spesso richiede trapianto).</text:p>
      <text:p text:style-name="P39"/>
      <text:p text:style-name="P24"/>
      <text:p text:style-name="P25">Tubulopatie:</text:p>
      <text:list text:style-name="L16">
        <text:list-item>
          <text:p text:style-name="P69">No edemi.</text:p>
        </text:list-item>
        <text:list-item>
          <text:p text:style-name="P69">No ipertensione.</text:p>
        </text:list-item>
        <text:list-item>
          <text:p text:style-name="P69">Poliuria.</text:p>
        </text:list-item>
        <text:list-item>
          <text:p text:style-name="P69">Acidosi metabolica.</text:p>
        </text:list-item>
      </text:list>
      <text:p text:style-name="P40">Le cause delle tubulopatie sono di due tipologie: ischemiche o tossiche.</text:p>
      <text:p text:style-name="P24">Tubulopatie tossiche: <text:span text:style-name="T1">Causate ad esempio da metalli pesanti che causano necrosi uniforme del tubulo prossimale.</text:span></text:p>
      <text:p text:style-name="P24">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40"/>
      <text:p text:style-name="P14">Insufficienza renale:</text:p>
      <text:p text:style-name="P40">Alterazione principale: <text:span text:style-name="T5">uremia.</text:span></text:p>
      <text:p text:style-name="P41">Si può avere insufficienza acuta o cronica, rispettivamente da nefrite o da nefrosi (per quanto riguarda le cause renali), spesso si presentano sintomatologie miste.</text:p>
      <text:p text:style-name="P41">Cause pre-renali: Ipovolemia, insufficienza cardiaca, shock, ischemia renale.</text:p>
      <text:p text:style-name="P41">Cause post-renali: Ostruzione delle vie urinarie.</text:p>
      <text:p text:style-name="P41">Effetti patologi dell’uremia: vedi slide.</text:p>
      <text:p text:style-name="P41">Ipocalcemia: dovuta al fatto che l’assorbimento intestinale di calcio dipende dalla vitamina D3, la cui sintesi dipende dal rene.</text:p>
      <text:p text:style-name="P17">Fisiopatologia della Pressione Arteriosa:</text:p>
      <text:p text:style-name="P42">La pressione arteriosa dipende linearmente dalla gittata e dalle resistenze.</text:p>
      <text:p text:style-name="P26">Ipertensione essenziale: </text:p>
      <text:list text:style-name="L17">
        <text:list-item>
          <text:p text:style-name="P70">Fattori genetici.</text:p>
        </text:list-item>
        <text:list-item>
          <text:p text:style-name="P70">Obesità.</text:p>
        </text:list-item>
        <text:list-item>
          <text:p text:style-name="P70">Dieta.</text:p>
        </text:list-item>
        <text:list-item>
          <text:p text:style-name="P70">Stress.</text:p>
        </text:list-item>
        <text:list-item>
          <text:p text:style-name="P70">Dieta ipersodica/ipercalorica.</text:p>
        </text:list-item>
      </text:list>
      <text:p text:style-name="P26">Ipertensione secondaria:</text:p>
      <text:list text:style-name="L18">
        <text:list-item>
          <text:p text:style-name="P71">Stenosi dell’arteria renale.</text:p>
        </text:list-item>
        <text:list-item>
          <text:p text:style-name="P71">Ipertiroidismo.</text:p>
        </text:list-item>
        <text:list-item>
          <text:p text:style-name="P71">Patologie surrenaliche.</text:p>
        </text:list-item>
      </text:list>
      <text:p text:style-name="P26">Effetti: </text:p>
      <text:list text:style-name="L19">
        <text:list-item>
          <text:p text:style-name="P72">Sovraccarico del ventricolo sinistro → ipertrofia cardiaca → ischemia relativa → infarto del miocardio.</text:p>
        </text:list-item>
        <text:list-item>
          <text:p text:style-name="P104"><text:span text:style-name="T1">Arteriolosclerosi → emorragie o ictus, ischemia renale cronica </text:span><text:span text:style-name="T2">(nefrosclerosi)</text:span><text:span text:style-name="T1">, retinopatia ipertensiva.</text:span></text:p>
        </text:list-item>
      </text:list>
      <text:p text:style-name="P42"/>
      <text:p text:style-name="P27">SHOCK:</text:p>
      <text:p text:style-name="P43">Insufficienza del circolo con grave ipotensione.</text:p>
      <text:p text:style-name="P43">Perfusione insufficiente alla ossigenazione e nutrizione.</text:p>
      <text:p text:style-name="P43">Può provocare deterioramento generalizzato delle funzioni cellulari.</text:p>
      <text:p text:style-name="P43">Lo shock può essere <text:span text:style-name="T5">cardiogeno</text:span> o <text:span text:style-name="T5">ipovolemico.</text:span></text:p>
      <text:p text:style-name="P27">Shock cardiogeno:</text:p>
      <text:list text:style-name="L20">
        <text:list-item>
          <text:p text:style-name="P73">Necrosi ischemica.</text:p>
        </text:list-item>
        <text:list-item>
          <text:p text:style-name="P73">Gravi aritmie (es. fibrillazione).</text:p>
        </text:list-item>
        <text:list-item>
          <text:p text:style-name="P73">Tamponamento (emorragia nel sacco pericardico, ad esempio da trauma oppure da problemi nel drenaggio linfatico dei linfonodi mediastinici, che limita l’espansione del cuore).</text:p>
        </text:list-item>
      </text:list>
      <text:p text:style-name="P27">Shock ipovolemico:</text:p>
      <text:list text:style-name="L21">
        <text:list-item>
          <text:p text:style-name="P74"><text:span text:style-name="T5">Assoluto (si perde volume)</text:span>:</text:p>
          <text:list>
            <text:list-item>
              <text:p text:style-name="P74">Emorragia.</text:p>
            </text:list-item>
            <text:list-item>
              <text:p text:style-name="P74">Disidratazione.</text:p>
            </text:list-item>
            <text:list-item>
              <text:p text:style-name="P74"><text:soft-page-break/>Diarree profuse.</text:p>
            </text:list-item>
            <text:list-item>
              <text:p text:style-name="P74">Ustioni estere.</text:p>
            </text:list-item>
            <text:list-item>
              <text:p text:style-name="P74">Ascite.</text:p>
            </text:list-item>
          </text:list>
        </text:list-item>
        <text:list-item>
          <text:p text:style-name="P74"><text:span text:style-name="T5">Relativo (il volume rimane ma si dilatano troppo i vasi periferici)</text:span>:</text:p>
          <text:list>
            <text:list-item>
              <text:p text:style-name="P74">Settico: batteriemia.</text:p>
            </text:list-item>
            <text:list-item>
              <text:p text:style-name="P74">Anafilattico: Reazioni di ipersnsibilità di tipo I.</text:p>
            </text:list-item>
            <text:list-item>
              <text:p text:style-name="P74">Neurogeno: Lesioni cerebrali o midollari.</text:p>
            </text:list-item>
          </text:list>
        </text:list-item>
      </text:list>
      <text:p text:style-name="P18">Fisiopatologia del Sistema Respiratorio</text:p>
      <text:p text:style-name="P44">Si possono avere ostacoli al <text:span text:style-name="T5">riempimento</text:span> degli spazi respiratori (colpita la riserva inspiratoria ed il volume corrente) oppure allo <text:span text:style-name="T5">svuotamento</text:span> degli stessi (colpiti la riserva espiratoria ed il volume residuo).</text:p>
      <text:list text:style-name="L22">
        <text:list-item>
          <text:p text:style-name="P75">Patologie che ostacolano il <text:span text:style-name="T5">riempimento: </text:span>patologie <text:span text:style-name="T5">Restrittive</text:span> (es. polmoniti, broncopolmoniti, ARDS, polmoniti interstiziali, fibrosi).</text:p>
        </text:list-item>
        <text:list-item>
          <text:p text:style-name="P75">Patologie che ostacolano lo <text:span text:style-name="T5">svuotamento:</text:span> patologie <text:span text:style-name="T5">Ostruttive</text:span> (es. asma, enfisemi).</text:p>
        </text:list-item>
      </text:list>
      <text:p text:style-name="P28">Patologie Restrittive:</text:p>
      <text:p text:style-name="P44"><text:span text:style-name="T5">Fibrosi Polmonare:</text:span> invalidante, inesorabile, prognosi generalmente infausta. </text:p>
      <text:p text:style-name="P44">Malattie polmonari interstiziali croniche che evolvono in FIBROSI:</text:p>
      <text:list text:style-name="L23">
        <text:list-item>
          <text:p text:style-name="P76">Polmonite interstiziale idiopatica.</text:p>
        </text:list-item>
        <text:list-item>
          <text:p text:style-name="P76">Malattie del tessuto connettivo (malattia reumatoide e sclerodermia).</text:p>
        </text:list-item>
        <text:list-item>
          <text:p text:style-name="P76">Malattie indotte da farmaci (agenti chemioterapidi ed antineoplastici).</text:p>
        </text:list-item>
        <text:list-item>
          <text:p text:style-name="P76">Polmonite atipica (clamydia, micoplasmi, virus).</text:p>
        </text:list-item>
        <text:list-item>
          <text:p text:style-name="P76">Pneumoconiosi (inalazione di polveri minerali).</text:p>
        </text:list-item>
        <text:list-item>
          <text:p text:style-name="P76">Danno da radiazioni.</text:p>
        </text:list-item>
        <text:list-item>
          <text:p text:style-name="P76">Sarcoidosi.</text:p>
        </text:list-item>
        <text:list-item>
          <text:p text:style-name="P76">Alveoliti allergiche estrinseche (reazioni immuni a polveri organiche inalate).</text:p>
        </text:list-item>
      </text:list>
      <text:p text:style-name="P44">Alla radiogravia i polmoni presentano dei reticoli più chiari costituiti da i setti fibrosi inspessiti.</text:p>
      <text:p text:style-name="P44"/>
      <text:p text:style-name="P28">ARDS</text:p>
      <text:p text:style-name="P44">Acute Respiratory Distress Syndrome</text:p>
      <text:p text:style-name="P44">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44">Con l’inspessimento delle membrane alveolo-capillari rallenta la diffusione dell’ossigeno quindi il sangue nei capillari diventa saturato più tardi, in prossimità della fine del capillare stesso.</text:p>
      <text:p text:style-name="P44">Quando si ha l’edema interstiziale si può avere morte in fase acuta (70%) oppure fibrosi interstiziale che in alcuni casi porta a debole riduzione della funzionalità polmonare, ma più spesso la compromissione è importante e porta a decesso ugualmente.</text:p>
      <text:p text:style-name="P44">Elementi che possono condurre ad ARDS:</text:p>
      <text:list text:style-name="L24">
        <text:list-item>
          <text:p text:style-name="P77">Aspirazione del contenuto gastrico.</text:p>
        </text:list-item>
        <text:list-item>
          <text:p text:style-name="P77">Tossicità da ossigeno (tende a produrre ROS).</text:p>
        </text:list-item>
        <text:list-item>
          <text:p text:style-name="P77">Inalazione di gas tossici.</text:p>
        </text:list-item>
        <text:list-item>
          <text:p text:style-name="P77"><text:soft-page-break/>Fumo, Cloro.</text:p>
        </text:list-item>
        <text:list-item>
          <text:p text:style-name="P77">Polmonite batterica o virale.</text:p>
        </text:list-item>
        <text:list-item>
          <text:p text:style-name="P77">Reazioni avverse a farmaci.</text:p>
        </text:list-item>
        <text:list-item>
          <text:p text:style-name="P77">Danno da radiazioni.</text:p>
        </text:list-item>
        <text:list-item>
          <text:p text:style-name="P77">Veleni (paraquat).</text:p>
        </text:list-item>
      </text:list>
      <text:p text:style-name="P44">Danno secondario che può portare ad ARDS:</text:p>
      <text:list text:style-name="L25">
        <text:list-item>
          <text:p text:style-name="P78">Shock traumatico.</text:p>
        </text:list-item>
        <text:list-item>
          <text:p text:style-name="P78">Batteriemia, setticemia.</text:p>
        </text:list-item>
        <text:list-item>
          <text:p text:style-name="P78">Ustione estese.</text:p>
        </text:list-item>
        <text:list-item>
          <text:p text:style-name="P78">Trasfusioni multiple.</text:p>
        </text:list-item>
        <text:list-item>
          <text:p text:style-name="P78">Embolismo gassoso.</text:p>
        </text:list-item>
        <text:list-item>
          <text:p text:style-name="P78">Pancreatite acuta.</text:p>
        </text:list-item>
        <text:list-item>
          <text:p text:style-name="P78">Coagulazione intravascolare disseminata.</text:p>
        </text:list-item>
      </text:list>
      <text:p text:style-name="P45"/>
      <text:p text:style-name="P29">Patologie Ostruttive:</text:p>
      <text:p text:style-name="P29">Asma </text:p>
      <text:p text:style-name="P45">Elementi:</text:p>
      <text:list text:style-name="L26">
        <text:list-item>
          <text:p text:style-name="P80">Contrazione della componente muscolare liscia del bronco.</text:p>
        </text:list-item>
        <text:list-item>
          <text:p text:style-name="P80">Inspessimento della tonaca mucosa del bronco.</text:p>
        </text:list-item>
        <text:list-item>
          <text:p text:style-name="P80">Aumento della secrezione mucosa.</text:p>
        </text:list-item>
        <text:list-item>
          <text:p text:style-name="P80">Essudazione di plasma nella sottomucosa (aumento di permeabilità dei vasi).</text:p>
        </text:list-item>
        <text:list-item>
          <text:p text:style-name="P80">Infiltrazione della mucosa da parte di eosinofili, mastociti, cellule linfoidi, macrofagi.</text:p>
        </text:list-item>
      </text:list>
      <text:p text:style-name="P45">Molte volte scatenata da meccanismi immunopatologici (allergie). Spesso si verifica in soggetti che presentano iper-reattività bronchiale.</text:p>
      <text:p text:style-name="P45">Grande importanza ha l’aspetto ansioso, sia come conseguenza della crisi ma può anche esserne la causa scatenante.</text:p>
      <text:p text:style-name="P45">L’espettorato contiene cristalli di Charcot-Leyden (granuli degli eosinofili) e spirali di Curschmann (tappi di muco delle piccole vie respiratorie).</text:p>
      <text:p text:style-name="P45"/>
      <text:p text:style-name="P29">Enfisema</text:p>
      <text:p text:style-name="P45">Spesso causata da un deficit di <text:span text:style-name="T16">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46"><text:soft-page-break/>Peggiorata da cause come il fumo che producono irritazione cronica e inducono i macrofagi a produrre elastasi.</text:p>
      <text:p text:style-name="P30">Dispnea (in realtà è un sintomo)<text:span text:style-name="T1">:</text:span></text:p>
      <text:p text:style-name="P46">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p>
      <text:p text:style-name="P30">Equilibrio Ventilazione/Perfusione:</text:p>
      <text:p text:style-name="P46">Ventilazione bloccata, perfusione normale → ipossia (ostruzione delle vie aeree, enfisema, atelettasie, malattie della parete toracica).</text:p>
      <text:p text:style-name="P46">Ventilazione normale, prefusione bloccata → ipossiemia (embolia polmonare).</text:p>
      <text:p text:style-name="P46">Perfusione senza ventilazione: <text:span text:style-name="T5">shunt</text:span> (passaggio di sangue senza scambi gassosi).</text:p>
      <text:p text:style-name="P46">Ventilazione senza perfusione: <text:span text:style-name="T5">spazio morto.</text:span></text:p>
      <text:p text:style-name="P30"/>
      <text:p text:style-name="P49">Fibrosi Polmonare Idiopatica</text:p>
      <text:p text:style-name="P47">Il polmone perde gradualmente gli spazi respiratori e si “epatizza” (inizia a somigliare al fegato).</text:p>
      <text:p text:style-name="P47">Si ha proliferazione dei fibrociti, transizione epitelio-mesenchimale (segno di patologia neoplastica), alterazioni a carico dei linfociti T regolatori.</text:p>
      <text:p text:style-name="P47"/>
      <text:p text:style-name="P50">Fibrosi cistica</text:p>
      <text:p text:style-name="P47">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83">Inizialmente considerata una malattia polmonare adesso si sono trovati coinvolgimenti di molti altri organi come intestino, pancreas <text:span text:style-name="T17">esocrino </text:span><text:span text:style-name="T18">e poi endocrino</text:span><text:span text:style-name="T17"> </text:span>e ghiandole sudoripare.</text:p>
      <text:p text:style-name="P84"><draw:frame draw:style-name="fr1" draw:name="Cornice1" text:anchor-type="paragraph" svg:x="-0.39cm" svg:y="0.136cm" svg:width="17.489cm" draw:z-index="0"><draw:text-box fo:min-height="1.323cm"><text:p text:style-name="P51">Siamo un paese di fessi che non paga la ricerca. </text:p><text:p text:style-name="P51">Però siamo più intelligienti dei francesi e di tanti tedeschi.</text:p><text:p text:style-name="P51">I governi non capiscono una cippa indipendentemente dallo schieramento politico.</text:p><text:p text:style-name="P52">All’estero si mangia male.</text:p></draw:text-box></draw:frame><text:s/></text:p>
      <text:p text:style-name="P106">Fisiopatologia dell’equilibrio idrico</text:p>
      <text:p text:style-name="P84">Liquido: totalizza il 70% del peso corporeo</text:p>
      <text:p text:style-name="P84">45% fluido intracellulare</text:p>
      <text:p text:style-name="P84">25% fluido extracellulare (20% liquido interstiziale, 5% plasma)</text:p>
      <text:p text:style-name="P84"/>
      <text:p text:style-name="P84">L’acuqa si assume con l’alimentazione e dal metabolismo.</text:p>
      <text:p text:style-name="P84">L’acqua si elimina con urina, feci, sudore, respirazione.</text:p>
      <text:p text:style-name="P84">I problemi dell’equilibrio idrico si dividono in eccesso di acqua (iperidratazione) o carenza di acqua (disidratazione).</text:p>
      <text:p text:style-name="P84">La disidratazione si divide a sua volta in tre tipi:</text:p>
      <text:list text:style-name="L28">
        <text:list-item>
          <text:p text:style-name="P85"><text:span text:style-name="T5">Isotonica</text:span>: Perdita di acqua e sodio rimane proporzionata. Es. emorragie. Sete, cute e mucose secche, problemi emodinamici, shock nei casi più gravi.</text:p>
        </text:list-item>
        <text:list-item>
          <text:p text:style-name="P85"><text:span text:style-name="T5">Ipertonica</text:span>: Si perde più acqua che sodio. Es. prolungata carenza di liquidi, febbre, ostruzione esofagea. Sete molto intensa, cute e mucose molto secche.</text:p>
        </text:list-item>
        <text:list-item>
          <text:p text:style-name="P85"><text:span text:style-name="T5">Ipotonica</text:span>: Si perde più sodio che acqua. Es. alcune malattie renali. Il paziente non ha sete, è apatico.</text:p>
        </text:list-item>
      </text:list>
      <text:p text:style-name="P86">Iperidratazione:</text:p>
      <text:list text:style-name="L29">
        <text:list-item>
          <text:p text:style-name="P87"><text:span text:style-name="T5">Isotonica: </text:span>Tipica dell’edema.</text:p>
        </text:list-item>
        <text:list-item>
          <text:p text:style-name="P87"><text:span text:style-name="T5">Ipertonica</text:span>: Trattenuto più sodio che acqua, errori medici, eccessiva infusione di soluzioni saline ipertoniche.</text:p>
        </text:list-item>
        <text:list-item>
          <text:p text:style-name="P87"><text:span text:style-name="T5">Ipotonica</text:span>: Ritenzione di sodio insufficiente rispetto ad acqua. Somministrazione eccessiva di soluzioni povere di elettroliti.</text:p>
        </text:list-item>
      </text:list>
      <text:p text:style-name="P86">L’equilibrio tra uscita ed entrata di liquidi nei capillari mantiene costante la quantità di fluido nell’interstizio. Se prevalgono le uscite si ha l’edema.</text:p>
      <text:p text:style-name="P86">Cause di formazione dell’edema:</text:p>
      <text:list text:style-name="L30">
        <text:list-item>
          <text:p text:style-name="P88"><text:span text:style-name="T5">Aumento della pressione idrostatica:</text:span> Es. diminuizione del ritorno venoso nell’insufficienza cardiaca, ostruzioni venose, ustioni.</text:p>
        </text:list-item>
        <text:list-item>
          <text:p text:style-name="P88"><text:span text:style-name="T5">Diminuizione della pressione oncotica:</text:span> Dimuisce il riassorbimento da parte del versante venoso del capillare. Es. Malattie renali (proteinuria), malattie epatiche (mancata sintesi di albumina e proteine ematiche).</text:p>
        </text:list-item>
        <text:list-item>
          <text:p text:style-name="P107">Ostruzione llinfatica: <text:span text:style-name="T1">Es. Ostruzione dei linfonodi, esportazione chirurgica dei linfonodi.</text:span></text:p>
        </text:list-item>
        <text:list-item>
          <text:p text:style-name="P107">Aumentata permeabilità dell’endotelio capillare:<text:span text:style-name="T1"> Es. infiammazione.</text:span></text:p>
        </text:list-item>
      </text:list>
      <text:p text:style-name="P108"><text:span text:style-name="T1">Differenza tra essudato e trasudato: nell’essudato si ha concentrazione di proteine più elevata, presenza di fibrinogeno e di cellule.</text:span></text:p>
      <text:p text:style-name="P108"><text:span text:style-name="T1">Aumento della pressione idrostatica → Trasudazione → edemi venosi e linfatici (localizzati).</text:span></text:p>
      <text:p text:style-name="P108"><text:soft-page-break/><text:span text:style-name="T1">Diminuizione della pressione oncotica → Trasudazione → edemi epatici (generalizzati, a volte ascite, in questo caso si rende necessaria la paracentesi ovvero rimozione di fluido dalla cavità peritoneale) oppure edemi renali (generalizzati).</text:span></text:p>
      <text:p text:style-name="P108"><text:span text:style-name="T1">Vasodilatazione attiva / permeabilizzazione → Essudazione → edemi infiammatori (localizzati, in concomitanza con altri segni di infiammazione).</text:span></text:p>
      <text:p text:style-name="P108"><text:span text:style-name="T1"/></text:p>
      <text:p text:style-name="P108">Fisiopatologia dell’equilibrio acido-base</text:p>
      <text:p text:style-name="P86">Il mantenimento del pH plasmatico tra 7.35 e 7.45 è fondamentale, al di fuori del range 6.8-7.9 non si ha più la compatibilità con la vita.</text:p>
      <text:p text:style-name="P86">Gli acidi prodotti dal metabolismo sono eliminati dal polmone (CO<text:span text:style-name="T8">2</text:span><text:span text:style-name="T10">) e dal rene (acidi non volatili, ammonio, fosfato, e simili).</text:span></text:p>
      <text:p text:style-name="P86">(Omessa definizione di pH, acido e base. Funzionamento dei sistemi tampone. Già trattate nel corso di chimica).</text:p>
      <text:p text:style-name="P86">Nell’uomo si hanno tre sistemi tampone: <text:span text:style-name="T5">bicarbonato</text:span>, <text:span text:style-name="T5">fosfato</text:span> ed <text:span text:style-name="T5">emoglobina</text:span>.</text:p>
      <text:p text:style-name="P108">Tampone bicarbonato: <text:span text:style-name="T1">Bilanciamento tra la concentrazione di CO</text:span><text:span text:style-name="T9">2 </text:span><text:span text:style-name="T11">e HCO</text:span><text:span text:style-name="T9">3</text:span><text:span text:style-name="T19">- </text:span><text:span text:style-name="T11">principale, si basa sulla presenza dell’enzima anidrasi carbonica. È mantenuta dal rene, se si perde epitelio tubulare si perde la capacità di riassorbire bicarbonato o di eliminare H+, il paziente intossicato da metallo pesante (danneggia l’epitelio tubulare) va in acidosi.</text:span></text:p>
      <text:p text:style-name="P108"><text:span text:style-name="T10">Tampone fosfato:</text:span><text:span text:style-name="T11"> HPO</text:span><text:span text:style-name="T9">4</text:span><text:span text:style-name="T19">2- </text:span><text:span text:style-name="T11">+ H</text:span><text:span text:style-name="T19">+ </text:span><text:span text:style-name="T11">↔ H</text:span><text:span text:style-name="T9">2</text:span><text:span text:style-name="T11">PO</text:span><text:span text:style-name="T9">4</text:span><text:span text:style-name="T19">-</text:span></text:p>
      <text:p text:style-name="P108"><text:span text:style-name="T10">Emoglobina: </text:span><text:span text:style-name="T11">Capace di legare H+, nei polmoni cede H+ che si ricombina con lo ione bicarbonato per produrre CO2 (espulsa) e acqua (in parte espulsa).</text:span></text:p>
      <text:p text:style-name="P108"><text:span text:style-name="T10">CO</text:span><text:span text:style-name="T8">2</text:span><text:span text:style-name="T11">: prodotto del metabolismo ossidativo, trasportata nel sangue disciolta, legata ad emoglobina e come bicarbonato. Eliminato nei polmoni.</text:span></text:p>
      <text:p text:style-name="P109"><text:span text:style-name="T10">Controllo polmonare dell’equilibrio acido-base: </text:span><text:span text:style-name="T11">Controllata da diminuizione o aumento del ritmo respiratorio. Reso possibile dalla sensiblità agli idrognioni dei centri del respiro nell’encefalo.</text:span></text:p>
      <text:p text:style-name="P109"><text:span text:style-name="T10">Conrollo renale dell’equilibrio acido-base:</text:span><text:span text:style-name="T11"> Acidi non volatili escreti nelle urine. Nel filtrato renale gli idrogenioni si legano a tamponi (fosfato, solfato e ammonio). Il bicarbonato viene riassorbito, se il tubulo perde la capacità di riasssorbire bicarbonato o espellere idrogenioni si va in acidosi grave.</text:span></text:p>
      <text:p text:style-name="P109"><text:span text:style-name="T10">Acidosi:</text:span></text:p>
      <text:p text:style-name="P89">pH &lt; 7.35</text:p>
      <text:p text:style-name="P89">Cause:</text:p>
      <text:list text:style-name="L31">
        <text:list-item>
          <text:p text:style-name="P90">Insufficienza respiratoria.</text:p>
        </text:list-item>
        <text:list-item>
          <text:p text:style-name="P90">Perdita di bicarbonat (diarrea).</text:p>
        </text:list-item>
        <text:list-item>
          <text:p text:style-name="P90">Insufficienza renale (diminuizione di riassorbimento di bicarbonato, ridotta escrezione di idrogenioni).</text:p>
        </text:list-item>
      </text:list>
      <text:p text:style-name="P89"/>
      <text:p text:style-name="P110">Acidosi:</text:p>
      <text:p text:style-name="P89">pH &gt; 7.45</text:p>
      <text:p text:style-name="P89">Cause:</text:p>
      <text:list text:style-name="L32">
        <text:list-item>
          <text:p text:style-name="P91">Iperventilazione.</text:p>
        </text:list-item>
        <text:list-item>
          <text:p text:style-name="P91">Perdita eccessiva di acidi non volatili (es. vomito).</text:p>
        </text:list-item>
        <text:list-item>
          <text:p text:style-name="P91">Eccessiva ingestione di basi <text:span text:style-name="T20">(es. eccessivo uso di anti-acidi)</text:span>.</text:p>
        </text:list-item>
      </text:list>
      <text:p text:style-name="P92">Il bicarbonato si perde con le feci (da sotto), gli acidi si perdono con il vomito (da sopra).</text:p>
      <text:p text:style-name="P111">Meccanismi di compenso:</text:p>
      <text:list text:style-name="L33">
        <text:list-item>
          <text:p text:style-name="P93"><text:span text:style-name="T5">Renale</text:span>:</text:p>
          <text:list>
            <text:list-item>
              <text:p text:style-name="P93">Impiega tempo (24h dopo danno respiratorio).</text:p>
            </text:list-item>
            <text:list-item>
              <text:p text:style-name="P93">Potente e a lungo termine.</text:p>
            </text:list-item>
            <text:list-item>
              <text:p text:style-name="P93">Agisce su escrezione e ritenzione di bicarbonato e idrogenioni.</text:p>
            </text:list-item>
          </text:list>
        </text:list-item>
      </text:list>
      <text:list text:style-name="L34">
        <text:list-item>
          <text:p text:style-name="P94"><text:span text:style-name="T5">Polmonare</text:span>:</text:p>
          <text:list>
            <text:list-item>
              <text:p text:style-name="P94">Immediato.</text:p>
            </text:list-item>
            <text:list-item>
              <text:p text:style-name="P94">A breve termine.</text:p>
            </text:list-item>
          </text:list>
        </text:list-item>
      </text:list>
      <text:p text:style-name="P92"><text:span text:style-name="T5">Acidosi</text:span>: Aumenta la respirazione immediatamente, aumentando l’eliminazione di CO2. Più lentamente aumenta l’escrezione di acidi da parte del rene.</text:p>
      <text:p text:style-name="P111">Alcalosi: <text:span text:style-name="T1">Rallenta la respirazione per diminuire l’eliminazione di CO2, più a lungo termine il rene aumenta l’escrezione di bicarbonato.</text:span></text:p>
      <text:p text:style-name="P112">Acidosi metabolica:<text:span text:style-name="T1"> Aumento di acidi non volatili (ipossia, diabete, overdose di salicilati, digiuno prolungato). Diminuzione della clearance di idrogenioni (insufficienza renale). Perdita di bicarbonato.</text:span></text:p>
      <text:p text:style-name="P112"><text:span text:style-name="T1">Sintomi:</text:span></text:p>
      <text:list text:style-name="L36">
        <text:list-item>
          <text:p text:style-name="P114"><text:span text:style-name="T1">Anoressia.</text:span></text:p>
        </text:list-item>
        <text:list-item>
          <text:p text:style-name="P114"><text:span text:style-name="T1">Nausea e vomito.</text:span></text:p>
        </text:list-item>
        <text:list-item>
          <text:p text:style-name="P114"><text:span text:style-name="T1">Fatica muscolare.</text:span></text:p>
        </text:list-item>
        <text:list-item>
          <text:p text:style-name="P114"><text:span text:style-name="T1">Diarrea.</text:span></text:p>
        </text:list-item>
        <text:list-item>
          <text:p text:style-name="P114"><text:span text:style-name="T1">Se causata dal diabete respiro di Kussmaul (più veloce e profondo del normale) e coma.</text:span></text:p>
        </text:list-item>
      </text:list>
      <text:p text:style-name="P112">Acidosi respiratoria:<text:span text:style-name="T1"> Causata dal polmone, es. patologie ostruttive, ipoventilazione, sindrome ARDS, congestione polmonare severa. </text:span></text:p>
      <text:p text:style-name="P112"><text:span text:style-name="T1">Sintomi: </text:span></text:p>
      <text:list text:style-name="L35">
        <text:list-item>
          <text:p text:style-name="P113"><text:span text:style-name="T1">Sintomi neurologici (cefalea, tremore).</text:span></text:p>
        </text:list-item>
        <text:list-item>
          <text:p text:style-name="P113"><text:span text:style-name="T1">Depressione respiratoria.</text:span></text:p>
        </text:list-item>
        <text:list-item>
          <text:p text:style-name="P113"><text:soft-page-break/><text:span text:style-name="T1">Paralisi e coma.</text:span></text:p>
        </text:list-item>
      </text:list>
      <text:p text:style-name="P112"><text:span text:style-name="T1">(Se si ribalta la macchina ricordarsi di uscire dal lato di sopra sennò si può rimanere schiacciati)</text:span></text:p>
      <text:p text:style-name="P115">Alcalosi respiratoria: <text:span text:style-name="T1">iperventilazione da febbre o ansia, tossicità da salicilati, infezioni cerebrali.</text:span></text:p>
      <text:p text:style-name="P115"><text:span text:style-name="T1">Sintomi:</text:span></text:p>
      <text:list text:style-name="L37">
        <text:list-item>
          <text:p text:style-name="P116"><text:span text:style-name="T1">Iperventilazione.</text:span></text:p>
        </text:list-item>
        <text:list-item>
          <text:p text:style-name="P116"><text:span text:style-name="T1">Sintomi neurologici </text:span><text:span text:style-name="T3">(vertigini)</text:span><text:span text:style-name="T1">.</text:span></text:p>
        </text:list-item>
        <text:list-item>
          <text:p text:style-name="P116"><text:span text:style-name="T1">Convulsioni e coma.</text:span></text:p>
        </text:list-item>
      </text:list>
      <text:p text:style-name="P117">Alcalosi metabolica: <text:span text:style-name="T1">Perdita di acidi (vomito), Aumento del bicarbonato (ingestione di antiacidi, eccessivo uso di soluzioni di bicarbonato) diminuizione del fluido extracellulare, alterazione elettrolitiche.</text:span></text:p>
      <text:p text:style-name="P117"><text:span text:style-name="T1">Sintomi:</text:span></text:p>
      <text:list text:style-name="L38">
        <text:list-item>
          <text:p text:style-name="P118"><text:span text:style-name="T1">Neurologiche.</text:span></text:p>
        </text:list-item>
        <text:list-item>
          <text:p text:style-name="P119"><text:span text:style-name="T1">Aritmie.</text:span></text:p>
        </text:list-item>
        <text:list-item>
          <text:p text:style-name="P119"><text:span text:style-name="T4">Coma</text:span><text:span text:style-name="T1">.</text:span></text:p>
        </text:list-item>
      </text:list>
      <text:p text:style-name="P117"><text:span text:style-name="T1"/></text:p>
      <text:p text:style-name="P120">Fisiopatologia del sistema endocrino: </text:p>
      <text:p text:style-name="P95">Gli ormoni sono molecole segnale prodotte da una cellula endocrina, trasportate nel circolo ematico che influenzano una cellula bersaglio tramite recettori di membrana oppure citoplasmatici.</text:p>
      <text:p text:style-name="P95">Gli ormoni spesso sono trasportati da proteine plasmatiche, es. albumina.</text:p>
      <text:p text:style-name="P95">Per quanto riguarda i processi patologici si possono avere problemi nella produzione, nella secrezione, nelle proteine di trasporto, oppure modificazioni del recettore, a volte di tipo autoimmune, o della catena di trasduzione.</text:p>
      <text:p text:style-name="P96">A carico della sede di produzione dell’ormone si possono avere: agenesia della ghiandola endocrina, alterazioni genetiche a carico dell’ormone, alterazioni nei meccanismi di secrezione, tumori benigni o maligni.</text:p>
      <text:p text:style-name="P96">A carico del trasporto dell’ormone si possono avere: proteine di trasporto alterate o assenti, presenza di autoanticorpi che bloccano la proteina ormonale, presenza di autoanticorpi che stimolano il recettore, somministrazione oatrogena di ormoni o farmaci interferenti.</text:p>
      <text:p text:style-name="P96">A carico della stazione di arrivo si possono avere: ageneia dell’organo bersaglio, alterazioni genetiche a carico del recettore, diminuita sensibilità indotta da iperstimolazione (es. diabete mellito nell’anziano), contaminazione ambientale con sostanze chimiche interferenti <text:span text:style-name="T21">(es. agenti estrogeno-mimetici </text:span><text:span text:style-name="T22">o altri interferenti endocrini</text:span><text:span text:style-name="T21">)</text:span>.</text:p>
      <text:p text:style-name="P121">Condizioni:</text:p>
      <text:list text:style-name="L39">
        <text:list-item>
          <text:p text:style-name="P98">Diminuita produzione di ormone.</text:p>
        </text:list-item>
        <text:list-item>
          <text:p text:style-name="P98">Eccessiva produzione di ormone.</text:p>
        </text:list-item>
        <text:list-item>
          <text:p text:style-name="P98"><text:soft-page-break/>Produzione di ormoni anomali.</text:p>
        </text:list-item>
        <text:list-item>
          <text:p text:style-name="P98">Anomalie nel trasporto plasmatico.</text:p>
        </text:list-item>
        <text:list-item>
          <text:p text:style-name="P98">Resistenza delle cellule bersaglio.</text:p>
        </text:list-item>
        <text:list-item>
          <text:p text:style-name="P98">Anomalie del trasporto ormonale.</text:p>
        </text:list-item>
      </text:list>
      <text:p text:style-name="P121">Meccanismi:</text:p>
      <text:list text:style-name="L40">
        <text:list-item>
          <text:p text:style-name="P99">Alterazioni intrinseche della ghiandola.</text:p>
        </text:list-item>
        <text:list-item>
          <text:p text:style-name="P99">Alterazioni dei sistemi di controllo.</text:p>
        </text:list-item>
        <text:list-item>
          <text:p text:style-name="P99">Produzione ectopica dell’ormone.</text:p>
        </text:list-item>
        <text:list-item>
          <text:p text:style-name="P99">Alterazioni del sistema immunitario.</text:p>
        </text:list-item>
        <text:list-item>
          <text:p text:style-name="P99">Liberazione passiva dell’ormone per distruzione della ghiandola.</text:p>
        </text:list-item>
        <text:list-item>
          <text:p text:style-name="P99">Cause iatrogene.</text:p>
        </text:list-item>
      </text:list>
      <text:p text:style-name="P97"/>
      <text:p text:style-name="P122">Amiloidosi</text:p>
      <text:p text:style-name="P100">Accumuli progressivi nei parenchimi di glicoproteine plasmatiche modificate dal reticoloendotelio.</text:p>
      <text:p text:style-name="P100">L’amiloide si evidenzia con il colorante Rosso congo.</text:p>
      <text:p text:style-name="P100">Nella milza si può avere accumulo diffuso oppure accumulo perivascolare (visibile ad occhio nudo, aspetto “a sagù”).</text:p>
      <text:p text:style-name="P100">Nle fegato l’amiloide si accumula negli spazi di Disse ed attorno ai sinusoidi, isolando gli epatociti dal flusso sanguigno. </text:p>
      <text:p text:style-name="P100">Nel miocardio si ha raramente deposizione massiccia perivascolare con scompenso cardiaco giovanile. (miocardiopatia dilatativa).</text:p>
      <text:p text:style-name="P101">Colon-retto: biopsia confirmatoria, si usa come metodo diagnostico.</text:p>
      <text:p text:style-name="P101">Spesso si riconoscono “laghi” di amiloide all’interno di un tumore maligno. es. carcinoma midollare della tiroide.</text:p>
      <text:p text:style-name="P101">Può colpire reni, sistema nervoso, sindrome del tunnel carpale, occhio, miocardio, fegato, altro.</text:p>
      <text:p text:style-name="P101">Con il microscopio a scansione si evidenzia la struttura fibrosa ad elica delle proteine amilodi, si tratta di accumuli di foglietti beta impilati a costruire fili molto lunghi.</text:p>
      <text:p text:style-name="P101">Si riconoscono vari tipi di amiloidosi:</text:p>
      <text:p text:style-name="P123">Amiloidosi primarie <text:span text:style-name="T1">(Alzheimer e amiloidosi cardiaca)</text:span></text:p>
      <text:p text:style-name="P123">Amiloidosi secondarie<text:span text:style-name="T1"> (es. in tumori o infiammazioni croniche, tubercolosi, osteomieliti, ascessi, artriti).</text:span></text:p>
      <text:p text:style-name="P123">Amiloidosi familiare <text:span text:style-name="T11">(Polineuropatia idiopatica familiare, febbre familiare mediterranea)</text:span>.</text:p>
      <text:p text:style-name="P123">Amiloidosi d’organo</text:p>
      <text:p text:style-name="P101">Alzheimer: peptide A4.</text:p>
      <text:p text:style-name="P101">Amiloidosi cardiaca, polineuropatia idiopatica familiare: prealbumina A.</text:p>
      <text:p text:style-name="P101">Febbre familiare mediterranea, tutte le infiammazioni croniche, carcinoma renale e malattia di Hodgkin: Amiloide AA.</text:p>
      <text:p text:style-name="P101">Plasmacitoma e linfoma immunoblastico: Amiloide AL.</text:p>
      <text:p text:style-name="P101">Tumori endocrini: Amiloide A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0-13T12:40:58.806874349</dc:date>
    <meta:editing-duration>PT9H7M38S</meta:editing-duration>
    <meta:editing-cycles>53</meta:editing-cycles>
    <meta:generator>LibreOffice/7.5.7.1$Linux_X86_64 LibreOffice_project/50$Build-1</meta:generator>
    <meta:document-statistic meta:table-count="0" meta:image-count="0" meta:object-count="0" meta:page-count="19" meta:paragraph-count="380" meta:word-count="4063" meta:character-count="29782" meta:non-whitespace-character-count="26247"/>
  </office:meta>
</office:document-meta>
</file>